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25">
      <style:paragraph-properties fo:line-height="150%" fo:text-align="justify" style:justify-single-word="false">
        <style:tab-stops>
          <style:tab-stop style:position="0.953cm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0.635cm"/>
        </style:tab-stops>
      </style:paragraph-properties>
    </style:style>
    <style:style style:name="P3" style:family="paragraph" style:parent-style-name="Standard" style:list-style-name="WW8Num32">
      <style:paragraph-properties fo:line-height="150%" fo:text-align="justify" style:justify-single-word="false">
        <style:tab-stops>
          <style:tab-stop style:position="0.635cm"/>
        </style:tab-stops>
      </style:paragraph-properties>
    </style:style>
    <style:style style:name="P4" style:family="paragraph" style:parent-style-name="Standard" style:list-style-name="WW8Num43">
      <style:paragraph-properties fo:line-height="150%" fo:text-align="justify" style:justify-single-word="false">
        <style:tab-stops>
          <style:tab-stop style:position="0.635cm"/>
        </style:tab-stops>
      </style:paragraph-properties>
    </style:style>
    <style:style style:name="P5" style:family="paragraph" style:parent-style-name="Standard" style:list-style-name="WW8Num25">
      <style:paragraph-properties fo:line-height="150%" fo:text-align="justify" style:justify-single-word="false">
        <style:tab-stops>
          <style:tab-stop style:position="0.635cm"/>
        </style:tab-stops>
      </style:paragraph-properties>
    </style:style>
    <style:style style:name="P6" style:family="paragraph" style:parent-style-name="Standard" style:list-style-name="WW8Num36">
      <style:paragraph-properties fo:line-height="150%">
        <style:tab-stops>
          <style:tab-stop style:position="0.635cm"/>
        </style:tab-stops>
      </style:paragraph-properties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0.635cm"/>
        </style:tab-stops>
      </style:paragraph-properties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11" style:family="paragraph" style:parent-style-name="Standard">
      <style:paragraph-properties fo:line-height="150%"/>
      <style:text-properties fo:font-size="14pt" fo:language="uk" fo:country="UA" style:font-size-asian="14pt"/>
    </style:style>
    <style:style style:name="P12" style:family="paragraph" style:parent-style-name="Standard" style:list-style-name="WW8Num43">
      <style:paragraph-properties fo:line-height="150%" fo:text-align="justify" style:justify-single-word="false">
        <style:tab-stops>
          <style:tab-stop style:position="0.635cm"/>
        </style:tab-stops>
      </style:paragraph-properties>
      <style:text-properties fo:font-size="14pt" fo:language="uk" fo:country="UA" style:font-size-asian="14pt"/>
    </style:style>
    <style:style style:name="P13" style:family="paragraph" style:parent-style-name="Standard" style:list-style-name="WW8Num36">
      <style:paragraph-properties fo:line-height="150%" fo:text-align="justify" style:justify-single-word="false">
        <style:tab-stops>
          <style:tab-stop style:position="0.635cm"/>
        </style:tab-stops>
      </style:paragraph-properties>
      <style:text-properties fo:font-size="14pt" fo:language="uk" fo:country="UA" style:font-size-asian="14pt"/>
    </style:style>
    <style:style style:name="P14" style:family="paragraph" style:parent-style-name="Standard" style:list-style-name="WW8Num25">
      <style:paragraph-properties fo:line-height="150%" fo:text-align="justify" style:justify-single-word="false">
        <style:tab-stops>
          <style:tab-stop style:position="0.635cm"/>
        </style:tab-stops>
      </style:paragraph-properties>
      <style:text-properties fo:font-size="14pt" fo:language="uk" fo:country="UA" style:font-size-asian="14pt"/>
    </style:style>
    <style:style style:name="P15" style:family="paragraph" style:parent-style-name="Standard" style:list-style-name="WW8Num25">
      <style:paragraph-properties fo:line-height="150%" fo:text-align="justify" style:justify-single-word="false">
        <style:tab-stops>
          <style:tab-stop style:position="0.953cm"/>
        </style:tab-stops>
      </style:paragraph-properties>
      <style:text-properties fo:font-size="14pt" fo:language="uk" fo:country="UA" style:font-size-asian="14pt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0.635cm"/>
        </style:tab-stops>
      </style:paragraph-properties>
      <style:text-properties fo:font-size="14pt" fo:language="uk" fo:country="UA" fo:font-weight="bold" style:font-size-asian="14pt" style:font-weight-asian="bold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uk" fo:country="UA" style:font-size-asian="14pt"/>
    </style:style>
    <style:style style:name="P19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font-size="14pt" fo:language="uk" fo:country="UA" fo:font-weight="bold" style:font-size-asian="14pt" style:font-weight-asian="bold"/>
    </style:style>
    <style:style style:name="P20" style:family="paragraph" style:parent-style-name="Heading_20_2">
      <style:paragraph-properties fo:margin-left="0cm" fo:margin-right="0cm" fo:line-height="150%" fo:text-indent="0cm" style:auto-text-indent="false"/>
      <style:text-properties fo:font-style="italic" style:font-style-asian="italic" style:font-style-complex="italic"/>
    </style:style>
    <style:style style:name="P21" style:family="paragraph" style:parent-style-name="ЛР">
      <style:paragraph-properties fo:line-height="150%"/>
      <style:text-properties fo:font-size="14pt" fo:language="uk" fo:country="UA" style:font-size-asian="14pt" style:font-weight-complex="bold"/>
    </style:style>
    <style:style style:name="P22" style:family="paragraph" style:parent-style-name="Heading_20_8">
      <style:paragraph-properties fo:margin-left="0cm" fo:margin-right="0cm" fo:line-height="150%" fo:text-indent="0cm" style:auto-text-indent="false"/>
      <style:text-properties fo:font-size="14pt" fo:language="uk" fo:country="UA" style:font-size-asian="14pt"/>
    </style:style>
    <style:style style:name="P23" style:family="paragraph" style:parent-style-name="Heading_20_4">
      <style:paragraph-properties fo:margin-left="0cm" fo:margin-right="0cm" fo:line-height="150%" fo:text-indent="1.251cm" style:auto-text-indent="false">
        <style:tab-stops>
          <style:tab-stop style:position="3.933cm"/>
          <style:tab-stop style:position="5.65cm" style:type="center"/>
        </style:tab-stops>
      </style:paragraph-properties>
      <style:text-properties fo:font-style="italic" style:font-style-asian="italic" style:font-style-complex="italic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fo:font-weight="bold" style:font-size-asian="14pt" style:font-weight-asian="bold"/>
    </style:style>
    <style:style style:name="T3" style:family="text">
      <style:text-properties fo:font-size="14pt" fo:language="en" fo:country="US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8">Записи. Масиви записів</text:h>
      <text:p text:style-name="P9"/>
      <text:p text:style-name="P10">Постановка задачі</text:p>
      <text:p text:style-name="P17"><text:span text:style-name="T1">Розв’язати задачу згідно з варіантом з обов’язковим використанням масиву записів.</text:span></text:p>
      <text:h text:style-name="P20" text:outline-level="2">Вимоги до програми</text:h>
      <text:list xml:id="list1513495593662920555" text:style-name="WW8Num32">
        <text:list-item>
          <text:p text:style-name="P3"><text:span text:style-name="T1">В кожному варіанті, незалежно від його конкретного завдання, запис (елемент масиву) повинен мати наступні обов’язкові поля з інформацією про студента:</text:span></text:p>
        </text:list-item>
      </text:list>
      <text:p text:style-name="P2"><text:span text:style-name="T1">- прізвище;</text:span></text:p>
      <text:p text:style-name="P2"><text:span text:style-name="T1">- ім’я;</text:span></text:p>
      <text:p text:style-name="P2"><text:span text:style-name="T1">- по-батькові;</text:span></text:p>
      <text:p text:style-name="P2"><text:span text:style-name="T1">- оцінки з дисциплін «Програмування», «СДА», «Математичний аналіз», «Лінійна алгебра».</text:span></text:p>
      <text:p text:style-name="P2"><text:span text:style-name="T1">2. Кожен запис (елемент масиву), крім обов’язкових для всіх варіантів полів, повинен мати також поля, які містять необхідну інформацію про студента згідно варіанта, наприклад, дату народження, стать, адресу, номер групи і т.п..</text:span></text:p>
      <text:p text:style-name="P2"><text:span text:style-name="T1">3. Початкові дані для програми підготувати в текстовому файлі за допомогою текстового редактора, обов’язково розмістивши всю інформацію про окремого студента в </text:span><text:span text:style-name="T2">одному</text:span><text:span text:style-name="T1"> рядку текстового файла.</text:span></text:p>
      <text:p text:style-name="P2"><text:span text:style-name="T1">4. Логічно відокремлені частини алгоритма (введення даних, розв’язок задачі, виведення результату, тощо) оформити у вигляді процедур та функцій.</text:span></text:p>
      <text:p text:style-name="P2"><text:span text:style-name="T1">5. В тестах значення інформаційних полів записів підібрати таким чином, щоб в алгоритмі виконання завдання були перевірені всі ситуації, які можуть виникнути для заданого алгоритма, тобто продемонструвати повну коректність та універсальність алгоритма.</text:span></text:p>
      <text:p text:style-name="P18"/>
      <text:h text:style-name="P20" text:outline-level="2">Зміст звіту</text:h>
      <text:list xml:id="list8473746568628709400" text:style-name="WW8Num36">
        <text:list-item>
          <text:p text:style-name="P6"><text:span text:style-name="T1">Загальна постановка задачі, вимоги до програми та завдання для конкретного варіанта.</text:span></text:p>
        </text:list-item>
        <text:list-item>
          <text:p text:style-name="P6"><text:soft-page-break/><text:span text:style-name="T1"><text:s/>Текст програми.</text:span></text:p>
        </text:list-item>
        <text:list-item>
          <text:p text:style-name="P6"><text:span text:style-name="T1">Тести та результати їх виконання на комп’ютері.</text:span></text:p>
        </text:list-item>
      </text:list>
      <text:p text:style-name="P11"/>
      <text:p text:style-name="P21">Вказівки до виконання завдання</text:p>
      <text:p text:style-name="P17"><text:span text:style-name="T1">Якщо дані були підготовлені, наприклад, в текстовому файлі LAB5.DAT, то для відкриття цього файла в програмі необхідно:</text:span></text:p>
      <text:list xml:id="list436666399953717664" text:style-name="WW8Num43">
        <text:list-item>
          <text:p text:style-name="P12">описати файлову змінну типу text:</text:p>
        </text:list-item>
      </text:list>
      <text:p text:style-name="P16">var f : text;</text:p>
      <text:list xml:id="list37331153" text:continue-numbering="true" text:style-name="WW8Num43">
        <text:list-item>
          <text:p text:style-name="P4"><text:span text:style-name="T1">присвоїти файловій змінній ім’я файла процедурою </text:span></text:p>
        </text:list-item>
      </text:list>
      <text:p text:style-name="P19">assign (f,’LAB5.DAT’);</text:p>
      <text:p text:style-name="P2"><text:span text:style-name="T1">3. відкрити файл процедурою</text:span></text:p>
      <text:p text:style-name="P8"><text:span text:style-name="T2">reset (f)</text:span><text:span text:style-name="T1">;</text:span></text:p>
      <text:list xml:id="list37327047" text:continue-list="list8473746568628709400" text:style-name="WW8Num36">
        <text:list-item>
          <text:p text:style-name="P13">в процедурах читання read та readln необхідно перед списком змінних, значення яких вводяться, вказати ідентифікатор файлової змінної</text:p>
        </text:list-item>
      </text:list>
      <text:p text:style-name="P7"><text:span text:style-name="T2">re</text:span><text:span text:style-name="T3">adln</text:span><text:span text:style-name="T2"> (f, </text:span><text:span text:style-name="T1">&lt;список змінних&gt;</text:span><text:span text:style-name="T2">)</text:span><text:span text:style-name="T1">.</text:span></text:p>
      <text:p text:style-name="P11"/>
      <text:h text:style-name="P23" text:outline-level="4">Варіанти завдань</text:h>
      <text:list xml:id="list8964311947154989047" text:style-name="WW8Num25">
        <text:list-item>
          <text:p text:style-name="P5"><text:span text:style-name="T1">Проаналізувати оцінки студентів своєї групи і визначити середній бал по всіх дисциплінах окремо серед юнаків, дівчат і в цілому по групі.</text:span></text:p>
        </text:list-item>
        <text:list-item>
          <text:p text:style-name="P5"><text:span text:style-name="T1">Надрукувати список студентів, знак зодіаку яких є «Терези», і при цьому їх середній бал перевищує 4.</text:span></text:p>
        </text:list-item>
        <text:list-item>
          <text:p text:style-name="P5"><text:span text:style-name="T1">Проаналізувати оцінки студентів у своїй групі і надрукувати список потенційних відмінників групи, тобто прізвища та імена студентів, які отримали одну оцінку “добре”, а інші – “відмінно”.</text:span></text:p>
        </text:list-item>
        <text:list-item>
          <text:p text:style-name="P5"><text:span text:style-name="T1">Проаналізувати оцінки студентів у своїй групі і надрукувати список студентів, які є кандидатами на відрахування, тобто прізвища та імена студентів, які отримали три двійки або більше.</text:span></text:p>
        </text:list-item>
        <text:list-item>
          <text:p text:style-name="P5"><text:span text:style-name="T1">Визначити, з якої дисципліни середній бал є найвищим і з якої – найнижчим.</text:span></text:p>
        </text:list-item>
        <text:list-item>
          <text:p text:style-name="P14">Впорядкувати список студентів своєї групи за датою народження, <text:soft-page-break/>вказавши проти кожного прізвища повну дату народження.</text:p>
        </text:list-item>
        <text:list-item>
          <text:p text:style-name="P5"><text:span text:style-name="T1">Надрукувати список студентів, день народження яких є в травні і червні, відсортувавши їх в календарному порядку.</text:span></text:p>
        </text:list-item>
        <text:list-item>
          <text:p text:style-name="P14">Надрукувати список студентів, які мають електронну адресу на порталі ukr.net, вказавши її.</text:p>
        </text:list-item>
        <text:list-item>
          <text:p text:style-name="P14">Надрукувати список відмінників з математичного аналізу, які мешкають поза Києвом.</text:p>
        </text:list-item>
        <text:list-item>
          <text:p text:style-name="P1"><text:span text:style-name="T1">Надрукувати список повнолітніх студентів, чиїм знаком зодіаку є <text:s/>«Риби» або «Рак», вказавши проти кожного прізвища повну дату народження.</text:span></text:p>
        </text:list-item>
        <text:list-item>
          <text:p text:style-name="P1"><text:span text:style-name="T1">Надрукувати список іноземних студентів групи, впорядкований за датами народження, вказавши, з якої вони країни.</text:span></text:p>
        </text:list-item>
        <text:list-item>
          <text:p text:style-name="P1"><text:span text:style-name="T1">Надрукувати окремо списки студентів, які отримують і які не отримують стипендію. Список студентів, що отримують стипендію, впорядкувати за розміром отримуваної стипендії.</text:span></text:p>
        </text:list-item>
        <text:list-item>
          <text:p text:style-name="P1"><text:span text:style-name="T1">Надрукувати списки студентів–іменинників своєї групи за датами народження окремо для кожного місяця. У випадку однакових дат народження, перевагу в нумерації надати студенту з більшим зростом.</text:span></text:p>
        </text:list-item>
        <text:list-item>
          <text:p text:style-name="P1"><text:span text:style-name="T1">Надрукувати відсортований за датою народження список студентів-земляків, вказавши прізвище, ім’я і місце народження кожного студента.</text:span></text:p>
        </text:list-item>
        <text:list-item>
          <text:p text:style-name="P1"><text:span text:style-name="T1">Надрукувати списки студентів, які мають відмінні оцінки по кожному предмету окремо. Підрахувати кількість повних відмінників.</text:span></text:p>
        </text:list-item>
        <text:list-item>
          <text:p text:style-name="P1"><text:span text:style-name="T1">Згідно отриманих оцінок нарахувати юнакам групи стипендію за поточний семестр.</text:span></text:p>
        </text:list-item>
        <text:list-item>
          <text:p text:style-name="P1"><text:span text:style-name="T1">Надрукувати списки студентів, які мають і домашній, і мобільний телефони (вказавши їх номери), а також номер icq (вказавши його восьмизначний номер).</text:span></text:p>
        </text:list-item>
        <text:list-item>
          <text:p text:style-name="P15">Надрукувати списки студентів, які проживають в гуртожитку на парних поверхах, вказавши номер кімнати.</text:p>
        </text:list-item>
        <text:list-item>
          <text:p text:style-name="P15">Впорядкувати список студентів своєї групи за іменами у лексикографічному порядку. У випадку однакових імен перевагу надати імені з <text:soft-page-break/>більш коротким прізвищем.</text:p>
        </text:list-item>
        <text:list-item>
          <text:p text:style-name="P1"><text:span text:style-name="T1">Надрукувати окремо список студентів, які проживають у обласних центрах, та список студентів, які проживають в інших містах та селах. В списках спочатку виводити імена дівчат, потім юнаків.</text:span></text:p>
        </text:list-item>
        <text:list-item>
          <text:p text:style-name="P1"><text:span text:style-name="T1">Надрукувати прізвища чотирьох студентів, які минулої сесії набрали найбільшу сумарну кількість балів, в порядку зростання.</text:span></text:p>
        </text:list-item>
        <text:list-item>
          <text:p text:style-name="P1"><text:span text:style-name="T1">Надрукувати прізвища трьох студентів, які минулої сесії набрали найменшу кількість балів, вказавши кількість балів проти кожного прізвища.</text:span></text:p>
        </text:list-item>
        <text:list-item>
          <text:p text:style-name="P15">Надрукувати прізвища чотирьох найвищих юнаків своєї групи.</text:p>
        </text:list-item>
        <text:list-item>
          <text:p text:style-name="P15">Надрукувати прізвища трьох найнижчих дівчат своєї групи.</text:p>
        </text:list-item>
        <text:list-item>
          <text:p text:style-name="P1"><text:span text:style-name="T1">Надрукувати список студентів своєї групи, впорядкований за зростом. У випадку однакового зросту перевагу надати хлопцю.</text:span></text:p>
        </text:list-item>
        <text:list-item>
          <text:p text:style-name="P15">Впорядкувати список студентів своєї групи за середнім балом минулої сесії в порядку зростання. У випадку однакового результату перевагу надати дівчині.</text:p>
        </text:list-item>
        <text:list-item>
          <text:p text:style-name="P1"><text:span text:style-name="T1">Визначити, чи є в групі студенти, які народилися у високосний рік; якщо так, то надрукувати їх прізвища і повну дату народження; обчислити, кого більше серед них – юнаків чи дівчат.</text:span></text:p>
        </text:list-item>
        <text:list-item>
          <text:p text:style-name="P1"><text:span text:style-name="T1">Надрукувати список студентів своєї групи (прізвище та ім'я), у яких співпадають імена.</text:span></text:p>
        </text:list-item>
        <text:list-item>
          <text:p text:style-name="P1"><text:span text:style-name="T1">Надрукувати список студентів своєї групи (прізвище та ім'я), у яких імена не повторюються.</text:span></text:p>
        </text:list-item>
        <text:list-item>
          <text:p text:style-name="P1"><text:span text:style-name="T1">Визначити, чи є в групі студенти, у яких співпадають прізвища. Якщо так, то надрукувати їх імена та прізвища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text-align="center" style:justify-single-word="false" fo:text-indent="0.635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318cm" fo:margin-right="0cm" fo:text-align="center" style:justify-single-word="false" fo:text-indent="0cm" style:auto-text-indent="false" fo:keep-with-next="always"/>
      <style:text-properties fo:font-size="14pt" fo:language="uk" fo:country="UA" fo:font-weight="bold" style:font-size-asian="14pt" style:font-weight-asian="bold" style:font-weight-complex="bold"/>
    </style:style>
    <style:style style:name="ЛР" style:family="paragraph" style:parent-style-name="Standard" style:next-style-name="Standard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184cm" fo:margin-right="0cm" fo:text-align="center" style:justify-single-word="false" fo:text-indent="0cm" style:auto-text-indent="false" fo:keep-with-next="always"/>
      <style:text-properties fo:font-size="14pt" fo:language="uk" fo:country="UA" fo:font-weight="bold" style:font-size-asian="14pt" style:font-weight-asian="bold" style:font-weight-complex="bold"/>
    </style:style>
    <style:style style:name="WW8Num25z0" style:family="text">
      <style:text-properties fo:font-size="14pt" fo:language="uk" fo:country="UA" style:font-size-asian="14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2z0" style:family="text">
      <style:text-properties style:font-name="Times New Roman" fo:font-size="14pt" fo:language="uk" fo:country="UA" style:font-name-asian="Times New Roman" style:font-size-asian="14pt" style:font-name-complex="Times New Roman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6z0" style:family="text">
      <style:text-properties fo:font-size="14pt" fo:language="uk" fo:country="UA" style:font-size-asian="14pt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43z0" style:family="text">
      <style:text-properties style:font-name="Times New Roman" fo:font-size="14pt" fo:language="uk" fo:country="UA" style:font-name-asian="Times New Roman" style:font-size-asian="14pt" style:font-name-complex="Times New Roman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7S</meta:editing-duration>
    <meta:editing-cycles>3</meta:editing-cycles>
    <meta:generator>OpenOffice/4.1.0$Win32 OpenOffice.org_project/410m18$Build-9764</meta:generator>
    <dc:date>2014-09-07T17:16:40.17</dc:date>
    <meta:document-statistic meta:table-count="0" meta:image-count="0" meta:object-count="0" meta:page-count="4" meta:paragraph-count="58" meta:word-count="796" meta:character-count="5684"/>
    <meta:user-defined meta:name="Info 1"/>
    <meta:user-defined meta:name="Info 2"/>
    <meta:user-defined meta:name="Info 3"/>
    <meta:user-defined meta:name="Info 4"/>
  </office:meta>
</office:document-meta>
</file>